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Consolas1" svg:font-family="Consola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468a1a" draw:marker-start-width="0.242cm" draw:marker-end-width="0.242cm" draw:fill-color="#f6f9d4" draw:textarea-horizontal-align="justify" draw:textarea-vertical-align="top" draw:auto-grow-height="false" fo:min-height="0.456cm" fo:min-width="2.646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35cm" svg:stroke-color="#2a6099" draw:marker-start-width="0.252cm" draw:marker-end-width="0.252cm" draw:fill-color="#dee6ef" draw:textarea-horizontal-align="justify" draw:textarea-vertical-align="middle" draw:auto-grow-height="false" fo:min-height="0.451cm" fo:min-width="1.42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53cm"/>
      <style:paragraph-properties style:writing-mode="lr-tb"/>
    </style:style>
    <style:style style:name="gr4" style:family="graphic" style:parent-style-name="objectwithoutfill">
      <style:graphic-properties svg:stroke-width="0.028cm" svg:stroke-color="#2a6099" draw:marker-start-width="0.242cm" draw:marker-end="Short_20_line_20_Arrow" draw:marker-end-width="0.342cm" draw:fill="soli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468a1a" draw:marker-start-width="0.242cm" draw:marker-end-width="0.242cm" draw:fill-color="#f6f9d4" draw:textarea-horizontal-align="justify" draw:textarea-vertical-align="middle" draw:auto-grow-height="false" fo:min-height="0.457cm" fo:min-width="1.426cm" fo:padding-top="0.139cm" fo:padding-bottom="0.139cm" fo:padding-left="0.264cm" fo:padding-right="0.264cm"/>
      <style:paragraph-properties style:writing-mode="lr-tb"/>
    </style:style>
    <style:style style:name="gr6" style:family="graphic" style:parent-style-name="objectwithoutfill">
      <style:graphic-properties draw:stroke="dash" draw:stroke-dash="Fine_20_Dashed" svg:stroke-width="0.028cm" svg:stroke-color="#800080" draw:marker-start="Short_20_line_20_Arrow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8" style:family="graphic" style:parent-style-name="standard">
      <style:graphic-properties svg:stroke-width="0.028cm" svg:stroke-color="#468a1a" draw:marker-start-width="0.242cm" draw:marker-end-width="0.242cm" draw:fill-color="#f6f9d4" draw:textarea-horizontal-align="justify" draw:textarea-vertical-align="middle" draw:auto-grow-height="false" fo:min-height="0.823cm" fo:min-width="3.825cm" fo:padding-top="0.139cm" fo:padding-bottom="0.139cm" fo:padding-left="0.264cm" fo:padding-right="0.264cm"/>
      <style:paragraph-properties style:writing-mode="lr-tb"/>
    </style:style>
    <style:style style:name="gr9" style:family="graphic" style:parent-style-name="objectwithoutfill">
      <style:graphic-properties draw:stroke="dash" draw:stroke-dash="Fine_20_Dashed" svg:stroke-width="0.028cm" svg:stroke-color="#800080" draw:marker-start-width="0.242cm" draw:marker-end="Short_20_line_20_Arrow" draw:marker-end-width="0.342cm" draw:fill="solid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stroke="dash" draw:stroke-dash="Fine_20_Dashed" svg:stroke-width="0.028cm" svg:stroke-color="#800080" draw:marker-start="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2" style:family="graphic" style:parent-style-name="objectwithoutfill">
      <style:graphic-properties svg:stroke-width="0.028cm" svg:stroke-color="#00a933" draw:marker-start-width="0.242cm" draw:marker-end="Triangle_20_unfilled" draw:marker-end-width="0.342cm" draw:fill="solid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35cm" svg:stroke-color="#ff8000" draw:marker-start-width="0.252cm" draw:marker-end-width="0.252cm" draw:fill-color="#fff5ce" draw:textarea-horizontal-align="justify" draw:textarea-vertical-align="middle" draw:auto-grow-height="false" fo:min-height="0.451cm" fo:min-width="1.826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.028cm" svg:stroke-color="#ff8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468a1a" draw:marker-start-width="0.242cm" draw:marker-end-width="0.242cm" draw:fill-color="#f6f9d4" draw:textarea-horizontal-align="justify" draw:textarea-vertical-align="top" draw:auto-grow-height="false" fo:min-height="0.457cm" fo:min-width="2.239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475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>
      <style:graphic-properties svg:stroke-width="0.028cm" svg:stroke-color="#468a1a" draw:marker-start-width="0.242cm" draw:marker-end-width="0.242cm" draw:fill-color="#f6f9d4" draw:textarea-horizontal-align="justify" draw:textarea-vertical-align="middle" draw:auto-grow-height="false" fo:min-height="0.457cm" fo:min-width="2.322cm" fo:padding-top="0.139cm" fo:padding-bottom="0.139cm" fo:padding-left="0.264cm" fo:padding-right="0.264cm"/>
      <style:paragraph-properties style:writing-mode="lr-tb"/>
    </style:style>
    <style:style style:name="gr18" style:family="graphic" style:parent-style-name="objectwithoutfill">
      <style:graphic-properties svg:stroke-width="0.028cm" svg:stroke-color="#2a6099" draw:marker-start-width="0.242cm" draw:marker-end="Triangle_20_unfilled" draw:marker-end-width="0.342cm" draw:fill="solid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4cm"/>
      <style:paragraph-properties style:writing-mode="lr-tb"/>
    </style:style>
    <style:style style:name="gr21" style:family="graphic" style:parent-style-name="objectwithoutfill">
      <style:graphic-properties draw:stroke="dash" draw:stroke-dash="Fine_20_Dashed" svg:stroke-width="0.028cm" svg:stroke-color="#780373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cm"/>
      <style:paragraph-properties style:writing-mode="lr-tb"/>
    </style:style>
    <style:style style:name="gr24" style:family="graphic" style:parent-style-name="objectwithoutfill">
      <style:graphic-properties svg:stroke-width="0.028cm" svg:stroke-color="#800080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draw:stroke="dash" draw:stroke-dash="Fine_20_Dashed" svg:stroke-width="0.028cm" svg:stroke-color="#800080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4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29" style:family="graphic" style:parent-style-name="standard">
      <style:graphic-properties draw:stroke="none" draw:fill="none" fo:min-height="3.557cm"/>
      <style:paragraph-properties style:writing-mode="lr-tb"/>
    </style:style>
    <style:style style:name="gr30" style:family="graphic" style:parent-style-name="standard">
      <style:graphic-properties draw:stroke="solid" draw:stroke-dash="Fine_20_Dashed" svg:stroke-width="0.028cm" svg:stroke-color="#468a1a" draw:marker-start-width="0.242cm" draw:marker-end-width="0.242cm" draw:fill-color="#f6f9d4" draw:textarea-horizontal-align="justify" draw:textarea-vertical-align="middle" draw:auto-grow-height="false" fo:min-height="0.457cm" fo:min-width="3.541cm" fo:padding-top="0.139cm" fo:padding-bottom="0.139cm" fo:padding-left="0.264cm" fo:padding-right="0.264cm"/>
      <style:paragraph-properties style:writing-mode="lr-tb"/>
    </style:style>
    <style:style style:name="gr31" style:family="graphic" style:parent-style-name="standard">
      <style:graphic-properties svg:stroke-width="0.028cm" svg:stroke-color="#468a1a" draw:marker-start-width="0.242cm" draw:marker-end-width="0.242cm" draw:fill-color="#f6f9d4" draw:textarea-horizontal-align="justify" draw:textarea-vertical-align="middle" draw:auto-grow-height="false" fo:min-height="0.457cm" fo:min-width="1.832cm" fo:padding-top="0.139cm" fo:padding-bottom="0.139cm" fo:padding-left="0.264cm" fo:padding-right="0.264cm"/>
      <style:paragraph-properties style:writing-mode="lr-tb"/>
    </style:style>
    <style:style style:name="gr32" style:family="graphic" style:parent-style-name="objectwithoutfill">
      <style:graphic-properties svg:stroke-width="0.028cm" svg:stroke-color="#00a933" draw:marker-start="Diamond" draw:marker-start-width="0.242cm" draw:marker-end="Short_20_line_20_Arrow" draw:marker-end-width="0.342cm" draw:fill="solid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draw:stroke="solid" draw:stroke-dash="Fine_20_Dashed" svg:stroke-width="0.028cm" svg:stroke-color="#00a933" draw:marker-start-width="0.242cm" draw:marker-end="Short_20_line_20_Arrow" draw:marker-end-width="0.342cm" draw:fill="solid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svg:stroke-width="0.028cm" svg:stroke-color="#468a1a" draw:marker-start-width="0.242cm" draw:marker-end-width="0.242cm" draw:fill-color="#f6f9d4" draw:textarea-horizontal-align="justify" draw:textarea-vertical-align="top" draw:auto-grow-height="false" fo:min-height="0.457cm" fo:min-width="3.052cm" fo:padding-top="0.139cm" fo:padding-bottom="0.139cm" fo:padding-left="0.264cm" fo:padding-right="0.264cm"/>
      <style:paragraph-properties style:writing-mode="lr-tb"/>
    </style:style>
    <style:style style:name="gr35" style:family="graphic" style:parent-style-name="standard">
      <style:graphic-properties draw:stroke="none" draw:fill="none" fo:min-height="0.713cm"/>
      <style:paragraph-properties style:writing-mode="lr-tb"/>
    </style:style>
    <style:style style:name="gr36" style:family="graphic" style:parent-style-name="standard">
      <style:graphic-properties svg:stroke-width="0.028cm" svg:stroke-color="#468a1a" draw:marker-start-width="0.242cm" draw:marker-end-width="0.242cm" draw:fill-color="#f6f9d4" draw:textarea-horizontal-align="justify" draw:textarea-vertical-align="middle" draw:auto-grow-height="false" fo:min-height="0.457cm" fo:min-width="3.458cm" fo:padding-top="0.139cm" fo:padding-bottom="0.139cm" fo:padding-left="0.264cm" fo:padding-right="0.264cm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028cm" svg:stroke-color="#00a933" draw:marker-start-width="0.242cm" draw:marker-end="Triangle_20_unfilled" draw:marker-end-width="0.342cm" draw:fill="solid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9cm" fo:min-width="0cm"/>
      <style:paragraph-properties style:writing-mode="lr-tb"/>
    </style:style>
    <style:style style:name="gr39" style:family="graphic" style:parent-style-name="standard">
      <style:graphic-properties svg:stroke-width="0.028cm" svg:stroke-color="#468a1a" draw:marker-start-width="0.242cm" draw:marker-end-width="0.242cm" draw:fill-color="#f6f9d4" draw:textarea-horizontal-align="justify" draw:textarea-vertical-align="top" draw:auto-grow-height="false" fo:min-height="0.457cm" fo:min-width="3.135cm" fo:padding-top="0.139cm" fo:padding-bottom="0.139cm" fo:padding-left="0.264cm" fo:padding-right="0.264cm"/>
      <style:paragraph-properties style:writing-mode="lr-tb"/>
    </style:style>
    <style:style style:name="gr40" style:family="graphic" style:parent-style-name="objectwithoutfill">
      <style:graphic-properties draw:stroke="dash" draw:stroke-dash="Fine_20_Dashed" svg:stroke-width="0.028cm" svg:stroke-color="#00a933" draw:marker-start-width="0.242cm" draw:marker-end="Short_20_line_20_Arrow" draw:marker-end-width="0.342cm" draw:fill="solid" draw:textarea-vertical-align="middle" fo:padding-top="0.139cm" fo:padding-bottom="0.139cm" fo:padding-left="0.264cm" fo:padding-right="0.26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1cm" fo:min-width="0cm"/>
      <style:paragraph-properties style:writing-mode="lr-tb"/>
    </style:style>
    <style:style style:name="gr42" style:family="graphic" style:parent-style-name="standard">
      <style:graphic-properties draw:stroke="dash" draw:stroke-dash="Fine_20_Dashed" svg:stroke-width="0.028cm" svg:stroke-color="#468a1a" draw:marker-start-width="0.242cm" draw:marker-end-width="0.242cm" draw:fill-color="#f6f9d4" draw:textarea-horizontal-align="justify" draw:textarea-vertical-align="top" draw:auto-grow-height="false" fo:min-height="0.457cm" fo:min-width="0.311cm" fo:padding-top="0.139cm" fo:padding-bottom="0.139cm" fo:padding-left="0.264cm" fo:padding-right="0.264cm"/>
      <style:paragraph-properties style:writing-mode="lr-tb"/>
    </style:style>
    <style:style style:name="gr43" style:family="graphic" style:parent-style-name="standard">
      <style:graphic-properties draw:stroke="dash" draw:stroke-dash="Fine_20_Dashed" svg:stroke-width="0.028cm" svg:stroke-color="#468a1a" draw:marker-start-width="0.242cm" draw:marker-end-width="0.242cm" draw:fill-color="#f6f9d4" draw:textarea-horizontal-align="justify" draw:textarea-vertical-align="top" draw:auto-grow-height="false" fo:min-height="0.457cm" fo:min-width="0.207cm" fo:padding-top="0.139cm" fo:padding-bottom="0.139cm" fo:padding-left="0.264cm" fo:padding-right="0.26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5" style:family="graphic" style:parent-style-name="standard">
      <style:graphic-properties draw:stroke="none" draw:fill="none" fo:min-height="1.525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f6f9d4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-color="#dee6e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6f9d4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-color="#fff5c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color="#00a933" fo:font-size="8pt" style:font-size-asian="8pt" style:font-size-complex="8pt"/>
    </style:style>
    <style:style style:name="P14" style:family="paragraph">
      <loext:graphic-properties draw:fill="none"/>
      <style:paragraph-properties style:writing-mode="lr-tb"/>
      <style:text-properties fo:color="#00a933" fo:font-size="8pt" style:font-size-asian="8pt" style:font-size-complex="8pt"/>
    </style:style>
    <style:style style:name="P15" style:family="paragraph">
      <style:text-properties fo:color="#00a933"/>
    </style:style>
    <style:style style:name="P16" style:family="paragraph">
      <style:paragraph-properties fo:text-align="center" style:writing-mode="lr-tb"/>
      <style:text-properties fo:color="#c9211e" fo:font-size="10pt" style:font-size-asian="10pt" style:font-size-complex="10pt"/>
    </style:style>
    <style:style style:name="P17" style:family="paragraph">
      <loext:graphic-properties draw:fill-color="#f6f9d4"/>
      <style:paragraph-properties fo:text-align="center" style:writing-mode="lr-tb"/>
      <style:text-properties fo:color="#c9211e" fo:font-size="10pt" style:font-size-asian="10pt" style:font-size-complex="10pt"/>
    </style:style>
    <style:style style:name="P18" style:family="paragraph">
      <style:text-properties fo:color="#c9211e"/>
    </style:style>
    <style:style style:name="P19" style:family="paragraph">
      <loext:graphic-properties draw:fill="none"/>
      <style:paragraph-properties style:writing-mode="lr-tb"/>
      <style:text-properties fo:color="#c9211e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a933" fo:font-size="8pt" style:font-size-asian="8pt" style:font-size-complex="8pt"/>
    </style:style>
    <style:style style:name="T6" style:family="text">
      <style:text-properties fo:color="#00a933" style:text-position="super 58%" fo:font-size="8pt" style:font-size-asian="8pt" style:font-size-complex="8pt"/>
    </style:style>
    <style:style style:name="T7" style:family="text">
      <style:text-properties fo:color="#c9211e" fo:font-size="10pt" style:font-size-asian="10pt" style:font-size-complex="10pt"/>
    </style:style>
    <style:style style:name="T8" style:family="text">
      <style:text-properties fo:color="#c9211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3.252cm" svg:height="0.812cm" svg:x="8.314cm" svg:y="18.069cm">
          <text:p text:style-name="P1"><text:span text:style-name="T1">DIBS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2.032cm" svg:height="0.813cm" svg:x="1.302cm" svg:y="15.223cm">
          <text:p text:style-name="P3"><text:span text:style-name="T1">HBIT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653cm" svg:height="0.725cm" svg:x="3.438cm" svg:y="16.036cm">
          <draw:text-box>
            <text:p><text:span text:style-name="T2">::GetObject</text:span></text:p>
          </draw:text-box>
        </draw:frame>
        <draw:connector draw:style-name="gr4" draw:text-style-name="P6" draw:layer="layout" draw:type="curve" svg:x1="3.334cm" svg:y1="15.629cm" svg:x2="5.876cm" svg:y2="16.036cm" draw:start-shape="id1" draw:start-glue-point="1" draw:end-shape="id2" svg:d="M3334 15629c1909 0 639 407 2542 407" svg:viewBox="0 0 2543 408">
          <text:p/>
        </draw:connector>
        <draw:custom-shape draw:style-name="gr5" draw:text-style-name="P7" xml:id="id4" draw:id="id4" draw:layer="layout" svg:width="2.032cm" svg:height="0.813cm" svg:x="6.179cm" svg:y="13.191cm">
          <text:p text:style-name="P3"><text:span text:style-name="T1">CBit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svg:x1="9.94cm" svg:y1="15.63cm" svg:x2="7.195cm" svg:y2="14.004cm" draw:start-shape="id3" draw:start-glue-point="0" draw:end-shape="id4" draw:end-glue-point="2" svg:d="M9940 15630c0-1219-2745-407-2745-1626" svg:viewBox="0 0 2746 1627">
          <text:p/>
        </draw:connector>
        <draw:frame draw:style-name="gr7" draw:text-style-name="P5" draw:layer="layout" svg:width="4.685cm" svg:height="0.725cm" svg:x="7.183cm" svg:y="14.411cm">
          <draw:text-box>
            <text:p><text:span text:style-name="T2">GetBitmap</text:span></text:p>
          </draw:text-box>
        </draw:frame>
        <draw:custom-shape draw:style-name="gr8" draw:text-style-name="P7" xml:id="id5" draw:id="id5" draw:layer="layout" svg:width="4.471cm" svg:height="1.219cm" svg:x="14.817cm" svg:y="13.192cm">
          <text:p text:style-name="P3"><text:span text:style-name="T1">raw data</text:span><text:span text:style-name="T1"><text:line-break/></text:span><text:span text:style-name="T1">(aka color-index arra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8.211cm" svg:y1="13.597cm" svg:x2="14.817cm" svg:y2="13.801cm" draw:start-shape="id4" draw:end-shape="id5" svg:d="M8211 13597c4954 0 1652 204 6606 204" svg:viewBox="0 0 6607 205">
          <text:p/>
        </draw:connector>
        <draw:frame draw:style-name="gr7" draw:text-style-name="P5" draw:layer="layout" svg:width="5.904cm" svg:height="0.725cm" svg:x="10.539cm" svg:y="13.686cm">
          <draw:text-box>
            <text:p><text:span text:style-name="T2">GetBitmapBits</text:span></text:p>
          </draw:text-box>
        </draw:frame>
        <draw:connector draw:style-name="gr10" draw:text-style-name="P6" draw:layer="layout" draw:type="curve" svg:x1="3.334cm" svg:y1="15.629cm" svg:x2="6.179cm" svg:y2="13.597cm" draw:start-shape="id1" draw:end-shape="id4" draw:end-glue-point="3" svg:d="M3334 15629c2137 0 715-2032 2845-2032" svg:viewBox="0 0 2846 2033">
          <text:p/>
        </draw:connector>
        <draw:frame draw:style-name="gr11" draw:text-style-name="P5" draw:layer="layout" svg:width="5.904cm" svg:height="1.199cm" svg:x="3.12cm" svg:y="13.598cm">
          <draw:text-box>
            <text:p><text:span text:style-name="T2">FromHandle</text:span><text:span text:style-name="T2"><text:line-break/></text:span><text:span text:style-name="T2">operator HBITMAP()</text:span></text:p>
          </draw:text-box>
        </draw:frame>
        <draw:custom-shape draw:style-name="gr5" draw:text-style-name="P7" xml:id="id7" draw:id="id7" draw:layer="layout" svg:width="2.032cm" svg:height="0.813cm" svg:x="13.087cm" svg:y="4.251cm">
          <text:p text:style-name="P3"><text:span text:style-name="T1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curve" svg:x1="14.02cm" svg:y1="7.502cm" svg:x2="14.103cm" svg:y2="5.064cm" draw:start-shape="id6" draw:start-glue-point="0" draw:end-shape="id7" draw:end-glue-point="2" svg:d="M14020 7502c0-1828 83-610 83-2438" svg:viewBox="0 0 84 2439">
          <text:p/>
        </draw:connector>
        <draw:custom-shape draw:style-name="gr13" draw:text-style-name="P8" xml:id="id8" draw:id="id8" draw:layer="layout" svg:width="2.438cm" svg:height="0.813cm" svg:x="1cm" svg:y="17.255cm">
          <text:p text:style-name="P3"><text:span text:style-name="T1">CF_BIT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curve" svg:x1="2.219cm" svg:y1="17.255cm" svg:x2="2.318cm" svg:y2="16.036cm" draw:start-shape="id8" draw:end-shape="id1" svg:d="M2219 17255c0-915 99-306 99-1219" svg:viewBox="0 0 100 1220">
          <text:p/>
        </draw:connector>
        <draw:custom-shape draw:style-name="gr13" draw:text-style-name="P8" xml:id="id9" draw:id="id9" draw:layer="layout" svg:width="2.438cm" svg:height="0.813cm" svg:x="1.301cm" svg:y="24.164cm">
          <text:p text:style-name="P3"><text:span text:style-name="T1">CF_D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0" draw:id="id10" draw:layer="layout" svg:width="2.032cm" svg:height="0.813cm" svg:x="1.302cm" svg:y="22.22cm">
          <text:p text:style-name="P3"><text:span text:style-name="T1">Some</text:span></text:p>
          <text:p text:style-name="P3"><text:span text:style-name="T1">HA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curve" svg:x1="2.52cm" svg:y1="24.164cm" svg:x2="2.318cm" svg:y2="23.033cm" draw:start-shape="id9" draw:start-glue-point="0" draw:end-shape="id10" svg:d="M2520 24164c0-849-202-284-202-1131" svg:viewBox="0 0 203 1132">
          <text:p/>
        </draw:connector>
        <draw:custom-shape draw:style-name="gr15" draw:text-style-name="P2" xml:id="id25" draw:id="id25" draw:layer="layout" svg:width="2.845cm" svg:height="0.813cm" svg:x="8.211cm" svg:y="22.539cm">
          <text:p text:style-name="P1"><text:span text:style-name="T1">BITMAP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3.334cm" svg:y1="22.626cm" svg:x2="5.366cm" svg:y2="22.945cm" draw:start-shape="id10" draw:start-glue-point="1" draw:end-shape="id11" draw:end-glue-point="3" svg:d="M3334 22626c1527 0 511 319 2032 319" svg:viewBox="0 0 2033 320">
          <text:p/>
        </draw:connector>
        <draw:frame draw:style-name="gr16" draw:text-style-name="P10" draw:layer="layout" svg:width="3.466cm" svg:height="0.725cm" svg:x="3.118cm" svg:y="21.814cm">
          <draw:text-box>
            <text:p text:style-name="P9"><text:span text:style-name="T3">::GlobalLock</text:span></text:p>
          </draw:text-box>
        </draw:frame>
        <draw:custom-shape draw:style-name="gr17" draw:text-style-name="P7" xml:id="id12" draw:id="id12" draw:layer="layout" svg:width="2.928cm" svg:height="0.813cm" svg:x="12.681cm" svg:y="1.406cm">
          <text:p text:style-name="P3"><text:span text:style-name="T1">Gdiplus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6" draw:layer="layout" draw:type="curve" svg:x1="14.103cm" svg:y1="4.251cm" svg:x2="14.145cm" svg:y2="2.219cm" draw:start-shape="id7" draw:start-glue-point="0" draw:end-shape="id12" svg:d="M14103 4251c0-1524 42-508 42-2032" svg:viewBox="0 0 43 2033">
          <text:p/>
        </draw:connector>
        <draw:custom-shape draw:style-name="gr5" draw:text-style-name="P7" xml:id="id13" draw:id="id13" draw:layer="layout" svg:width="2.032cm" svg:height="0.813cm" svg:x="6.179cm" svg:y="7.501cm">
          <text:p text:style-name="P3"><text:span text:style-name="T1">C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5" draw:layer="layout" svg:width="4.367cm" svg:height="1.673cm" svg:x="1cm" svg:y="11.566cm">
          <draw:text-box>
            <text:p><text:span text:style-name="T2">Attach</text:span><text:span text:style-name="T2"><text:line-break/></text:span><text:span text:style-name="T2">Detach</text:span></text:p>
            <text:p><text:span text:style-name="T2">operator HBITMAP()</text:span></text:p>
          </draw:text-box>
        </draw:frame>
        <draw:custom-shape draw:style-name="gr5" draw:text-style-name="P7" xml:id="id14" draw:id="id14" draw:layer="layout" svg:width="2.032cm" svg:height="0.813cm" svg:x="5.366cm" svg:y="4.25cm">
          <text:p text:style-name="P3"><text:span text:style-name="T1">I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5" xml:id="id15" draw:id="id15" draw:layer="layout" svg:width="1.184cm" svg:height="0.725cm" svg:x="8.222cm" svg:y="4.25cm">
          <draw:text-box>
            <text:p><text:span text:style-name="T2">File</text:span></text:p>
          </draw:text-box>
        </draw:frame>
        <draw:connector draw:style-name="gr21" draw:text-style-name="P6" draw:layer="layout" draw:type="line" svg:x1="7.195cm" svg:y1="7.501cm" svg:x2="6.382cm" svg:y2="5.063cm" draw:start-shape="id13" draw:start-glue-point="0" draw:end-shape="id14" draw:end-glue-point="2" svg:d="M7195 7501l-813-2438" svg:viewBox="0 0 814 2439">
          <text:p/>
        </draw:connector>
        <draw:connector draw:style-name="gr21" draw:text-style-name="P6" draw:layer="layout" draw:type="line" svg:x1="7.195cm" svg:y1="7.501cm" svg:x2="8.814cm" svg:y2="4.975cm" draw:start-shape="id13" draw:start-glue-point="0" draw:end-shape="id15" draw:end-glue-point="2" svg:d="M7195 7501l1619-2526" svg:viewBox="0 0 1620 2527">
          <text:p/>
        </draw:connector>
        <draw:frame draw:style-name="gr22" draw:text-style-name="P5" draw:layer="layout" svg:width="3.012cm" svg:height="1.199cm" svg:x="6.585cm" svg:y="5.876cm">
          <draw:text-box>
            <text:p><text:span text:style-name="T2">Load</text:span><text:span text:style-name="T2"><text:line-break/></text:span><text:span text:style-name="T2">Save</text:span></text:p>
          </draw:text-box>
        </draw:frame>
        <draw:connector draw:style-name="gr9" draw:text-style-name="P6" draw:layer="layout" draw:type="curve" svg:x1="8.211cm" svg:y1="7.907cm" svg:x2="17.052cm" svg:y2="13.192cm" draw:start-shape="id13" draw:start-glue-point="1" draw:end-shape="id5" draw:end-glue-point="0" svg:d="M8211 7907c5894 0 8841 1761 8841 5285" svg:viewBox="0 0 8842 5286">
          <text:p/>
        </draw:connector>
        <draw:frame draw:style-name="gr7" draw:text-style-name="P5" draw:layer="layout" svg:width="4.685cm" svg:height="0.725cm" svg:x="14.196cm" svg:y="11.247cm">
          <draw:text-box>
            <text:p><text:span text:style-name="T2">GetBits</text:span></text:p>
          </draw:text-box>
        </draw:frame>
        <draw:custom-shape draw:style-name="gr2" draw:text-style-name="P4" xml:id="id16" draw:id="id16" draw:layer="layout" svg:width="2.032cm" svg:height="0.813cm" svg:x="1.302cm" svg:y="10.346cm">
          <text:p text:style-name="P3"><text:span text:style-name="T1">HD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6.179cm" svg:y1="7.907cm" svg:x2="2.318cm" svg:y2="10.346cm" draw:start-shape="id13" draw:start-glue-point="3" draw:end-shape="id16" draw:end-glue-point="0" svg:d="M6179 7907c-2574 0-3861 813-3861 2439" svg:viewBox="0 0 3862 2440">
          <text:p/>
        </draw:connector>
        <draw:frame draw:style-name="gr23" draw:text-style-name="P5" draw:layer="layout" svg:width="3.52cm" svg:height="0.725cm" svg:x="2.253cm" svg:y="7.908cm">
          <draw:text-box>
            <text:p><text:span text:style-name="T2">GetDC</text:span></text:p>
          </draw:text-box>
        </draw:frame>
        <draw:custom-shape draw:style-name="gr5" draw:text-style-name="P7" xml:id="id6" draw:id="id6" draw:layer="layout" svg:width="2.032cm" svg:height="0.813cm" svg:x="13.004cm" svg:y="7.502cm">
          <text:p text:style-name="P3"><text:span text:style-name="T1">Bit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7" draw:id="id17" draw:layer="layout" svg:width="2.032cm" svg:height="0.813cm" svg:x="9.836cm" svg:y="9.939cm">
          <text:p text:style-name="P3"><text:span text:style-name="T1">CGdiOb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curve" svg:x1="7.195cm" svg:y1="13.191cm" svg:x2="10.852cm" svg:y2="10.752cm" draw:start-shape="id4" draw:start-glue-point="0" draw:end-shape="id17" draw:end-glue-point="2" svg:d="M7195 13191c0-1830 3657-611 3657-2439" svg:viewBox="0 0 3658 2440">
          <text:p/>
        </draw:connector>
        <draw:custom-shape draw:style-name="gr5" draw:text-style-name="P7" xml:id="id18" draw:id="id18" draw:layer="layout" svg:width="2.032cm" svg:height="0.813cm" svg:x="6.179cm" svg:y="10.346cm">
          <text:p text:style-name="P3"><text:span text:style-name="T1">C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6" draw:layer="layout" draw:type="curve" svg:x1="7.195cm" svg:y1="13.191cm" svg:x2="7.195cm" svg:y2="11.159cm" draw:start-shape="id4" draw:start-glue-point="0" draw:end-shape="id18" svg:d="M7195 13191v-2032" svg:viewBox="0 0 1 2033">
          <text:p/>
        </draw:connector>
        <draw:frame draw:style-name="gr11" draw:text-style-name="P5" draw:layer="layout" svg:width="5.904cm" svg:height="1.199cm" svg:x="5.772cm" svg:y="11.585cm">
          <draw:text-box>
            <text:p><text:span text:style-name="T2">Create(Compatible|Discardable)Bitmap</text:span></text:p>
          </draw:text-box>
        </draw:frame>
        <draw:connector draw:style-name="gr25" draw:text-style-name="P6" draw:layer="layout" draw:type="curve" svg:x1="3.334cm" svg:y1="15.629cm" svg:x2="13.004cm" svg:y2="7.908cm" draw:start-shape="id1" draw:start-glue-point="1" draw:end-shape="id6" svg:d="M3334 15629c7255 0 2421-7721 9670-7721" svg:viewBox="0 0 9671 7722">
          <text:p/>
        </draw:connector>
        <draw:frame draw:style-name="gr26" draw:text-style-name="P5" draw:layer="layout" svg:width="5.284cm" svg:height="1.694cm" svg:x="8.616cm" svg:y="7.908cm">
          <draw:text-box>
            <text:p><text:span text:style-name="T2">FromHBITMAP</text:span></text:p>
            <text:p><text:span text:style-name="T2">GetHBITMAP</text:span></text:p>
          </draw:text-box>
        </draw:frame>
        <draw:connector draw:style-name="gr25" draw:text-style-name="P6" draw:layer="layout" draw:type="curve" svg:x1="7.398cm" svg:y1="4.656cm" svg:x2="13.004cm" svg:y2="7.908cm" draw:start-shape="id14" draw:end-shape="id6" svg:d="M7398 4656c4204 0 1402 3252 5606 3252" svg:viewBox="0 0 5607 3253">
          <text:p/>
        </draw:connector>
        <draw:frame draw:style-name="gr7" draw:text-style-name="P5" draw:layer="layout" svg:width="5.284cm" svg:height="0.725cm" svg:x="9.43cm" svg:y="5.469cm">
          <draw:text-box>
            <text:p><text:span text:style-name="T2">FromStream</text:span></text:p>
          </draw:text-box>
        </draw:frame>
        <draw:connector draw:style-name="gr25" draw:text-style-name="P6" draw:layer="layout" draw:type="curve" svg:x1="9.406cm" svg:y1="4.612cm" svg:x2="13.004cm" svg:y2="7.908cm" draw:start-shape="id15" draw:end-shape="id6" draw:end-glue-point="3" svg:d="M9406 4612c2688 0 889 3296 3598 3296" svg:viewBox="0 0 3599 3297">
          <text:p/>
        </draw:connector>
        <draw:frame draw:style-name="gr27" draw:text-style-name="P11" draw:layer="layout" svg:width="6.232cm" svg:height="0.887cm" svg:x="12.951cm" svg:y="8.315cm">
          <draw:text-box>
            <text:p><text:span text:style-name="T4">Raster image </text:span></text:p>
            <text:p><text:span text:style-name="T4">(opposed to vector graphic)</text:span></text:p>
          </draw:text-box>
        </draw:frame>
        <draw:connector draw:style-name="gr25" draw:text-style-name="P6" draw:layer="layout" draw:type="curve" svg:x1="8.814cm" svg:y1="4.25cm" svg:x2="14.103cm" svg:y2="4.251cm" draw:start-shape="id15" draw:start-glue-point="0" draw:end-shape="id7" svg:d="M8814 4250c0-771 5289-771 5289 1" svg:viewBox="0 0 5290 580">
          <text:p/>
        </draw:connector>
        <draw:connector draw:style-name="gr25" draw:text-style-name="P6" draw:layer="layout" draw:type="curve" svg:x1="6.382cm" svg:y1="4.25cm" svg:x2="14.103cm" svg:y2="4.251cm" draw:start-shape="id14" draw:start-glue-point="0" draw:end-shape="id7" draw:end-glue-point="0" svg:d="M6382 4250c0-772 7721-773 7721 1" svg:viewBox="0 0 7722 581">
          <text:p/>
        </draw:connector>
        <draw:frame draw:style-name="gr28" draw:text-style-name="P11" draw:layer="layout" svg:width="2.438cm" svg:height="1.205cm" svg:x="6.179cm" svg:y="8.314cm">
          <draw:text-box>
            <text:p><text:span text:style-name="T4">Bitmap, DIB or non-DIB. ATL/MFC.</text:span></text:p>
          </draw:text-box>
        </draw:frame>
        <draw:frame draw:style-name="gr29" draw:text-style-name="P12" draw:layer="layout" svg:width="9.866cm" svg:height="3.807cm" svg:x="5.764cm" svg:y="25.384cm">
          <draw:text-box>
            <text:p><text:span text:style-name="T4">CImage cannot be selected into a new CDC. CImage creates its own HDC for the image. Because an HBITMAP can only be selected into one HDC at a time, the HBITMAP associated with the CImage cannot be selected into another HDC. If you need a CDC, retrieve the HDC from the CImage and give it to CDC::FromHandle.</text:span></text:p>
            <text:p><text:span text:style-name="T4"/></text:p>
            <text:p><text:span text:style-name="T4">CImage vs CBitmap: CBitmap seems to be more basic.</text:span></text:p>
          </draw:text-box>
        </draw:frame>
        <draw:frame draw:style-name="gr28" draw:text-style-name="P11" draw:layer="layout" svg:width="2.438cm" svg:height="1.205cm" svg:x="8.211cm" svg:y="13.205cm">
          <draw:text-box>
            <text:p><text:span text:style-name="T4">Encapsulates a GDI bitmap. MFC.</text:span></text:p>
          </draw:text-box>
        </draw:frame>
        <draw:connector draw:style-name="gr4" draw:text-style-name="P6" draw:layer="layout" draw:type="curve" svg:x1="3.334cm" svg:y1="10.752cm" svg:x2="6.179cm" svg:y2="10.752cm" draw:start-shape="id16" draw:start-glue-point="1" draw:end-shape="id18" draw:end-glue-point="3" svg:d="M3334 10752h2845" svg:viewBox="0 0 2846 1">
          <text:p/>
        </draw:connector>
        <draw:custom-shape draw:style-name="gr30" draw:text-style-name="P7" xml:id="id19" draw:id="id19" draw:layer="layout" svg:width="4.147cm" svg:height="0.813cm" svg:x="15.714cm" svg:y="16.849cm">
          <text:p text:style-name="P3"><text:span text:style-name="T1">BITMAPINFOHEADER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xml:id="id3" draw:id="id3" draw:layer="layout" svg:width="2.438cm" svg:height="0.813cm" svg:x="8.721cm" svg:y="15.63cm">
          <text:p text:style-name="P3"><text:span text:style-name="T1">BIT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6" draw:layer="layout" draw:type="line" svg:x1="11.056cm" svg:y1="22.945cm" svg:x2="15.714cm" svg:y2="17.255cm" draw:end-shape="id19" svg:d="M11056 22945l4658-5690" svg:viewBox="0 0 4659 5691">
          <text:p/>
        </draw:connector>
        <draw:connector draw:style-name="gr32" draw:text-style-name="P6" draw:layer="layout" draw:type="line" svg:x1="11.566cm" svg:y1="18.475cm" svg:x2="15.714cm" svg:y2="17.255cm" draw:start-shape="id20" draw:end-shape="id19" draw:end-glue-point="3" svg:d="M11566 18475l4148-1220" svg:viewBox="0 0 4149 1221">
          <text:p/>
        </draw:connector>
        <draw:connector draw:style-name="gr32" draw:text-style-name="P6" draw:layer="layout" draw:type="line" svg:x1="9.94cm" svg:y1="18.069cm" svg:x2="9.94cm" svg:y2="16.443cm" draw:start-shape="id20" draw:end-shape="id3" draw:end-glue-point="2" svg:d="M9940 18069v-1626" svg:viewBox="0 0 1 1627">
          <text:p/>
        </draw:connector>
        <draw:connector draw:style-name="gr33" draw:text-style-name="P6" draw:layer="layout" draw:type="curve" svg:x1="11.159cm" svg:y1="16.036cm" svg:x2="17.052cm" svg:y2="14.411cm" draw:start-shape="id3" draw:start-glue-point="1" draw:end-shape="id5" draw:end-glue-point="2" svg:d="M11159 16036c3929 0 5893-541 5893-1625" svg:viewBox="0 0 5894 1626">
          <text:p/>
        </draw:connector>
        <draw:custom-shape draw:style-name="gr2" draw:text-style-name="P4" xml:id="id21" draw:id="id21" draw:layer="layout" svg:width="2.032cm" svg:height="0.813cm" svg:x="1.302cm" svg:y="19.287cm">
          <text:p text:style-name="P3"><text:span text:style-name="T1">Some</text:span></text:p>
          <text:p text:style-name="P3"><text:span text:style-name="T1">HA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22" draw:id="id22" draw:layer="layout" svg:width="3.658cm" svg:height="0.813cm" svg:x="6.282cm" svg:y="20.1cm">
          <text:p text:style-name="P1"><text:span text:style-name="T1">File mapping 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3.334cm" svg:y1="19.693cm" svg:x2="6.282cm" svg:y2="20.506cm" draw:start-shape="id21" draw:end-shape="id22" svg:d="M3334 19693c2215 0 742 813 2948 813" svg:viewBox="0 0 2949 814">
          <text:p/>
        </draw:connector>
        <draw:connector draw:style-name="gr32" draw:text-style-name="P6" draw:layer="layout" draw:type="line" svg:x1="8.314cm" svg:y1="18.475cm" svg:x2="3.334cm" svg:y2="19.693cm" draw:start-shape="id20" draw:end-shape="id21" svg:d="M8314 18475l-4980 1218" svg:viewBox="0 0 4981 1219">
          <text:p/>
        </draw:connector>
        <draw:connector draw:style-name="gr33" draw:text-style-name="P6" draw:layer="layout" draw:type="curve" svg:x1="9.94cm" svg:y1="18.881cm" svg:x2="8.111cm" svg:y2="20.1cm" draw:start-shape="id20" draw:start-glue-point="2" draw:end-shape="id22" svg:d="M9940 18881c0 915-1829 306-1829 1219" svg:viewBox="0 0 1830 1220">
          <text:p/>
        </draw:connector>
        <draw:frame draw:style-name="gr28" draw:text-style-name="P13" draw:layer="layout" svg:width="3.658cm" svg:height="1.205cm" svg:x="6.992cm" svg:y="19.301cm">
          <draw:text-box>
            <text:p><text:span text:style-name="T5">To an offset within the object</text:span></text:p>
          </draw:text-box>
        </draw:frame>
        <draw:frame draw:style-name="gr35" draw:text-style-name="P14" draw:layer="layout" svg:width="2.441cm" svg:height="0.963cm" svg:x="14.408cm" svg:y="14.667cm">
          <draw:text-box>
            <text:p><text:span text:style-name="T5">bmBits</text:span></text:p>
          </draw:text-box>
        </draw:frame>
        <draw:connector draw:style-name="gr25" draw:text-style-name="P6" draw:layer="layout" draw:type="curve" svg:x1="6.179cm" svg:y1="7.907cm" svg:x2="2.318cm" svg:y2="15.223cm" draw:start-shape="id13" draw:start-glue-point="3" draw:end-shape="id1" draw:end-glue-point="0" svg:d="M6179 7907c-2574 0-3861 2438-3861 7316" svg:viewBox="0 0 3862 7317">
          <text:p/>
        </draw:connector>
        <draw:custom-shape draw:style-name="gr36" draw:text-style-name="P7" xml:id="id23" draw:id="id23" draw:layer="layout" svg:width="4.064cm" svg:height="0.813cm" svg:x="14.088cm" svg:y="19.694cm">
          <text:p text:style-name="P3"><text:span text:style-name="T1">BITMAPV...H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curve" svg:x1="16.12cm" svg:y1="19.694cm" svg:x2="17.787cm" svg:y2="17.662cm" draw:start-shape="id23" draw:start-glue-point="0" draw:end-shape="id19" svg:d="M16120 19694c0-1524 1667-508 1667-2032" svg:viewBox="0 0 1668 2033">
          <text:p/>
        </draw:connector>
        <draw:frame draw:style-name="gr38" draw:text-style-name="P13" draw:layer="layout" svg:width="3.334cm" svg:height="0.569cm" svg:x="15.307cm" svg:y="21.563cm">
          <draw:text-box>
            <text:p text:style-name="P15"><text:span text:style-name="T5">via biSize</text:span></text:p>
          </draw:text-box>
        </draw:frame>
        <draw:custom-shape draw:style-name="gr39" draw:text-style-name="P2" xml:id="id24" draw:id="id24" draw:layer="layout" svg:width="3.741cm" svg:height="0.813cm" svg:x="15.224cm" svg:y="22.134cm">
          <text:p text:style-name="P1"><text:span text:style-name="T1">RGBQUAD 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6" draw:layer="layout" draw:type="line" svg:x1="11.056cm" svg:y1="22.945cm" svg:x2="15.224cm" svg:y2="22.54cm" draw:end-shape="id24" svg:d="M11056 22945l4168-405" svg:viewBox="0 0 4169 406">
          <text:p/>
        </draw:connector>
        <draw:connector draw:style-name="gr40" draw:text-style-name="P6" draw:layer="layout" draw:type="curve" svg:x1="17.787cm" svg:y1="17.662cm" svg:x2="17.094cm" svg:y2="22.134cm" draw:start-shape="id19" draw:end-shape="id24" draw:end-glue-point="0" svg:d="M17787 17662c0 3352-693 1117-693 4472" svg:viewBox="0 0 694 4473">
          <text:p/>
        </draw:connector>
        <draw:frame draw:style-name="gr41" draw:text-style-name="P13" draw:layer="layout" svg:width="2.041cm" svg:height="0.671cm" svg:x="14.079cm" svg:y="17.803cm">
          <draw:text-box>
            <text:p text:style-name="P15"><text:span text:style-name="T5">1</text:span><text:span text:style-name="T6">st</text:span><text:span text:style-name="T5"> member</text:span></text:p>
          </draw:text-box>
        </draw:frame>
        <draw:frame draw:style-name="gr38" draw:text-style-name="P13" draw:layer="layout" svg:width="3.334cm" svg:height="0.895cm" svg:x="13.192cm" svg:y="22.132cm">
          <draw:text-box>
            <text:p text:style-name="P15"><text:span text:style-name="T5">2</text:span><text:span text:style-name="T6">nd</text:span><text:span text:style-name="T5"> and</text:span></text:p>
            <text:p text:style-name="P15"><text:span text:style-name="T5">last member</text:span></text:p>
          </draw:text-box>
        </draw:frame>
        <draw:custom-shape draw:style-name="gr42" draw:text-style-name="P2" xml:id="id11" draw:id="id11" draw:layer="layout" svg:width="0.917cm" svg:height="0.813cm" svg:x="5.366cm" svg:y="22.539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curve" svg:x1="8.211cm" svg:y1="22.945cm" svg:x2="6.283cm" svg:y2="22.945cm" draw:start-shape="id25" draw:end-shape="id11" draw:end-glue-point="1" svg:d="M8211 22945h-1928" svg:viewBox="0 0 1929 1">
          <text:p/>
        </draw:connector>
        <draw:connector draw:style-name="gr37" draw:text-style-name="P6" draw:layer="layout" draw:type="curve" svg:x1="15.714cm" svg:y1="17.255cm" svg:x2="6.283cm" svg:y2="22.945cm" draw:start-shape="id19" draw:start-glue-point="3" draw:end-shape="id11" svg:d="M15714 17255c-7072 0-2357 5690-9431 5690" svg:viewBox="0 0 9432 5691">
          <text:p/>
        </draw:connector>
        <draw:custom-shape draw:style-name="gr43" draw:text-style-name="P2" xml:id="id2" draw:id="id2" draw:layer="layout" svg:width="0.813cm" svg:height="0.813cm" svg:x="5.876cm" svg:y="15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curve" svg:x1="8.721cm" svg:y1="16.036cm" svg:x2="6.689cm" svg:y2="16.036cm" draw:start-shape="id3" draw:end-shape="id2" draw:end-glue-point="1" svg:d="M8721 16036h-2032" svg:viewBox="0 0 2033 1">
          <text:p/>
        </draw:connector>
        <draw:connector draw:style-name="gr37" draw:text-style-name="P6" draw:layer="layout" draw:type="curve" svg:x1="8.314cm" svg:y1="18.475cm" svg:x2="6.689cm" svg:y2="16.036cm" draw:start-shape="id20" draw:end-shape="id2" svg:d="M8314 18475c-1218 0-406-2439-1625-2439" svg:viewBox="0 0 1626 2440">
          <text:p/>
        </draw:connector>
        <draw:custom-shape draw:style-name="gr30" draw:text-style-name="P17" draw:layer="layout" svg:width="4.147cm" svg:height="0.813cm" svg:x="16.766cm" svg:y="24.977cm">
          <text:p text:style-name="P16"><text:span text:style-name="T7">BITMAPFILEHEADER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draw:layer="layout" svg:width="4.147cm" svg:height="0.813cm" svg:x="16.766cm" svg:y="26.602cm">
          <text:p text:style-name="P16"><text:span text:style-name="T7">BITMAPCOREINFO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draw:layer="layout" svg:width="4.147cm" svg:height="0.813cm" svg:x="16.766cm" svg:y="28.228cm">
          <text:p text:style-name="P16"><text:span text:style-name="T7">BITMAPCOREHEADER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6" draw:layer="layout" draw:type="curve" svg:x1="17.787cm" svg:y1="16.849cm" svg:x2="17.052cm" svg:y2="14.411cm" draw:start-shape="id19" draw:start-glue-point="0" draw:end-shape="id5" svg:d="M17787 16849c0-1828-735-610-735-2438" svg:viewBox="0 0 736 2439">
          <text:p/>
        </draw:connector>
        <draw:frame draw:style-name="gr44" draw:text-style-name="P13" draw:layer="layout" svg:width="3.658cm" svg:height="1.841cm" svg:x="16.849cm" svg:y="14.602cm">
          <draw:text-box>
            <text:p text:style-name="P15"><text:span text:style-name="T5">Via ??? (after rgbquad array)</text:span><text:span text:style-name="T5"><text:line-break/></text:span><text:span text:style-name="T8">??? who owns the data ??? how is it allocarted ???</text:span></text:p>
          </draw:text-box>
        </draw:frame>
        <draw:frame draw:style-name="gr45" draw:text-style-name="P19" draw:layer="layout" svg:width="5.397cm" svg:height="1.775cm" svg:x="3.731cm" svg:y="23.758cm">
          <draw:text-box>
            <text:p text:style-name="P18"><text:span text:style-name="T8">So CF_BITMAP / DIBSECTION has strictly more information than CF_DIB, namely the file mapping object?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Consolas1" svg:font-family="Consola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7T16:20:36.306000000</meta:creation-date>
    <dc:date>2020-04-01T07:38:06.403000000</dc:date>
    <meta:editing-duration>P1DT5H18M50S</meta:editing-duration>
    <meta:editing-cycles>13</meta:editing-cycles>
    <meta:generator>LibreOffice/6.3.4.2$Windows_X86_64 LibreOffice_project/60da17e045e08f1793c57c00ba83cdfce946d0aa</meta:generator>
    <meta:document-statistic meta:object-count="88"/>
  </office:meta>
</office:document-meta>
</file>